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ULTIVENTAS EL CRIADOR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119164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GUAYT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531234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ASQUEZ AMASIFUEN ORFIT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22863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531234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8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108396</text:p>
          </table:table-cell>
          <table:table-cell table:style-name="Tabla2.D3" office:value-type="string">
            <text:p text:style-name="P17">11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3:36:1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